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row>
              <msub>
                <mi>M</mi>
                <mi>n</mi>
              </msub>
              <mo stretchy="false">=</mo>
              <msqrt>
                <mrow>
                  <mrow>
                    <msubsup>
                      <mi>x</mi>
                      <mi>n</mi>
                      <mn>2</mn>
                    </msubsup>
                    <mo stretchy="false">+</mo>
                    <msubsup>
                      <mi>y</mi>
                      <mi>n</mi>
                      <mn>2</mn>
                    </msubsup>
                  </mrow>
                </mrow>
              </msqrt>
            </mrow>
          </mrow>
        </mtd>
      </mtr>
      <mtr>
        <mtd>
          <mrow>
            <mtext>Distance of pod </mtext>
            <mi>n</mi>
            <mtext> from center of gravity</mtext>
          </mrow>
        </mtd>
      </mtr>
      <mtr>
        <mtd/>
      </mtr>
      <mtr>
        <mtd>
          <mrow>
            <mrow>
              <msub>
                <mi mathvariant="italic">Zd</mi>
                <mi>n</mi>
              </msub>
              <mo stretchy="false">=</mo>
              <msup>
                <mi>tan</mi>
                <mrow>
                  <mo stretchy="false">−</mo>
                  <mn>1</mn>
                </mrow>
              </msup>
            </mrow>
            <mrow>
              <mfenced open="(" close=")">
                <mrow>
                  <mfrac>
                    <msub>
                      <mi>y</mi>
                      <mi>n</mi>
                    </msub>
                    <msub>
                      <mi>x</mi>
                      <mi>n</mi>
                    </msub>
                  </mfrac>
                </mrow>
              </mfenced>
              <mo stretchy="false">−</mo>
              <mfenced open="(" close=")">
                <mrow>
                  <mi mathvariant="italic">sign</mi>
                  <mrow>
                    <mrow>
                      <mo stretchy="false">(</mo>
                      <mrow>
                        <msub>
                          <mi>f</mi>
                          <mi>z</mi>
                        </msub>
                      </mrow>
                      <mo stretchy="false">)</mo>
                    </mrow>
                    <mo stretchy="false">∗</mo>
                    <mrow>
                      <mfrac>
                        <mo stretchy="false">π</mo>
                        <mn>2</mn>
                      </mfrac>
                    </mrow>
                  </mrow>
                </mrow>
              </mfenced>
            </mrow>
          </mrow>
        </mtd>
      </mtr>
      <mtr>
        <mtd>
          <mrow>
            <mtext>Angle of the </mtext>
            <mi>Z</mi>
            <mtext>-axis tangent line pointing towards positive </mtext>
            <mi>Z</mi>
          </mrow>
        </mtd>
      </mtr>
      <mtr>
        <mtd/>
      </mtr>
      <mtr>
        <mtd>
          <mrow>
            <mrow>
              <msub>
                <mi>Z</mi>
                <mi>n</mi>
              </msub>
              <mo stretchy="false">=</mo>
              <mrow>
                <mfenced open="(" close=")">
                  <mrow>
                    <mfrac>
                      <mrow>
                        <mrow>
                          <mfenced open="∣" close="∣">
                            <mrow>
                              <msub>
                                <mi>f</mi>
                                <mi>z</mi>
                              </msub>
                            </mrow>
                          </mfenced>
                          <mo stretchy="false">∗</mo>
                          <msub>
                            <mi>M</mi>
                            <mi>n</mi>
                          </msub>
                        </mrow>
                      </mrow>
                      <msub>
                        <mi>M</mi>
                        <mi mathvariant="italic">max</mi>
                      </msub>
                    </mfrac>
                  </mrow>
                </mfenced>
                <mo stretchy="false">×</mo>
                <mfenced open="(" close=")">
                  <mrow>
                    <mtable>
                      <mtr>
                        <mtd>
                          <mrow>
                            <mi>cos</mi>
                            <mrow>
                              <mo stretchy="false">(</mo>
                              <mrow>
                                <msub>
                                  <mi mathvariant="italic">Zd</mi>
                                  <mi>n</mi>
                                </msub>
                              </mrow>
                              <mo stretchy="false">)</mo>
                            </mrow>
                          </mrow>
                        </mtd>
                      </mtr>
                      <mtr>
                        <mtd>
                          <mrow>
                            <mi>sin</mi>
                            <mrow>
                              <mo stretchy="false">(</mo>
                              <mrow>
                                <msub>
                                  <mi mathvariant="italic">Zd</mi>
                                  <mi>n</mi>
                                </msub>
                              </mrow>
                              <mo stretchy="false">)</mo>
                            </mrow>
                          </mrow>
                        </mtd>
                      </mtr>
                    </mtable>
                  </mrow>
                </mfenced>
              </mrow>
            </mrow>
          </mrow>
        </mtd>
      </mtr>
      <mtr>
        <mtd>
          <mrow>
            <mtext>Calculation of proper </mtext>
            <mi>Z</mi>
            <mtext> vector for pod </mtext>
            <mi>n</mi>
            <mtext>, independent of</mtext>
            <msub>
              <mi>f</mi>
              <mi mathvariant="italic">xy</mi>
            </msub>
          </mrow>
        </mtd>
      </mtr>
      <mtr>
        <mtd/>
      </mtr>
      <mtr>
        <mtd>
          <mrow>
            <mrow>
              <msub>
                <mi mathvariant="italic">Ps</mi>
                <mi>n</mi>
              </msub>
              <mo stretchy="false">=</mo>
              <mrow>
                <msub>
                  <mi>Z</mi>
                  <mi>n</mi>
                </msub>
                <mo stretchy="false">+</mo>
                <msub>
                  <mi>F</mi>
                  <mi mathvariant="italic">xy</mi>
                </msub>
              </mrow>
            </mrow>
          </mrow>
        </mtd>
      </mtr>
      <mtr>
        <mtd>
          <mrow>
            <mtext>Fusion of</mtext>
            <msub>
              <mi>f</mi>
              <mi mathvariant="italic">xy</mi>
            </msub>
            <mtext> and </mtext>
            <msub>
              <mi>Z</mi>
              <mi>n</mi>
            </msub>
            <mtext> vectors</mtext>
          </mrow>
        </mtd>
      </mtr>
      <mtr>
        <mtd/>
      </mtr>
      <mtr>
        <mtd>
          <mrow>
            <mrow>
              <msub>
                <mi>V</mi>
                <mi mathvariant="italic">max</mi>
              </msub>
              <mo stretchy="false">=</mo>
              <mrow>
                <mfrac>
                  <mrow>
                    <mrow>
                      <mrow>
                        <mo stretchy="false">(</mo>
                        <mrow>
                          <mrow>
                            <mrow>
                              <mo stretchy="false">−</mo>
                              <mi>T</mi>
                            </mrow>
                            <mo stretchy="false">+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sub>
                              <mi>S</mi>
                              <mi mathvariant="italic">max</mi>
                            </msub>
                            <mo stretchy="false">−</mo>
                            <msub>
                              <mi>S</mi>
                              <mi mathvariant="italic">min</mi>
                            </msub>
                          </mrow>
                        </mrow>
                        <mo stretchy="false">)</mo>
                      </mrow>
                    </mrow>
                  </mrow>
                  <mn>2</mn>
                </mfrac>
                <mo stretchy="false">+</mo>
                <msub>
                  <mi>S</mi>
                  <mi mathvariant="italic">min</mi>
                </msub>
              </mrow>
            </mrow>
          </mrow>
        </mtd>
      </mtr>
      <mtr>
        <mtd>
          <mrow>
            <mtext>Calculate maximum wheel velocity based on constant speed limitations and the analog trigger value, </mtext>
            <mi>T</mi>
          </mrow>
        </mtd>
      </mtr>
      <mtr>
        <mtd/>
      </mtr>
      <mtr>
        <mtd>
          <mrow>
            <mrow>
              <msub>
                <mi>P</mi>
                <mi>n</mi>
              </msub>
              <mo stretchy="false">=</mo>
              <msub>
                <mi mathvariant="italic">Ps</mi>
                <mi>n</mi>
              </msub>
            </mrow>
            <mi/>
            <mi>,</mi>
            <mi/>
            <mi mathvariant="italic">if</mi>
            <mi/>
            <mrow>
              <mrow>
                <mrow>
                  <mo stretchy="false">∥</mo>
                  <mrow>
                    <msub>
                      <mi mathvariant="italic">Ps</mi>
                      <mi mathvariant="italic">max</mi>
                    </msub>
                  </mrow>
                  <mo stretchy="false">∥</mo>
                </mrow>
                <mo stretchy="false">≤</mo>
                <msub>
                  <mi>V</mi>
                  <mi mathvariant="italic">max</mi>
                </msub>
              </mrow>
            </mrow>
          </mrow>
        </mtd>
      </mtr>
      <mtr>
        <mtd>
          <mrow>
            <mrow>
              <msub>
                <mi>P</mi>
                <mi>n</mi>
              </msub>
              <mo stretchy="false">=</mo>
              <mrow>
                <mfrac>
                  <msub>
                    <mi>V</mi>
                    <mi mathvariant="italic">max</mi>
                  </msub>
                  <mrow>
                    <mo stretchy="false">∥</mo>
                    <mrow>
                      <msub>
                        <mi mathvariant="italic">Ps</mi>
                        <mi mathvariant="italic">max</mi>
                      </msub>
                    </mrow>
                    <mo stretchy="false">∥</mo>
                  </mrow>
                </mfrac>
                <mo stretchy="false">×</mo>
                <msub>
                  <mi mathvariant="italic">Ps</mi>
                  <mi>n</mi>
                </msub>
              </mrow>
            </mrow>
            <mi/>
            <mi>,</mi>
            <mi/>
            <mi mathvariant="italic">if</mi>
            <mi/>
            <mrow>
              <mrow>
                <mrow>
                  <mo stretchy="false">∥</mo>
                  <mrow>
                    <msub>
                      <mi mathvariant="italic">Ps</mi>
                      <mi mathvariant="italic">max</mi>
                    </msub>
                  </mrow>
                  <mo stretchy="false">∥</mo>
                </mrow>
                <mo stretchy="false">&gt;</mo>
                <msub>
                  <mi>V</mi>
                  <mi mathvariant="italic">max</mi>
                </msub>
              </mrow>
            </mrow>
          </mrow>
        </mtd>
      </mtr>
      <mtr>
        <mtd>
          <mrow>
            <mtext>Scaling of all </mtext>
            <mi>P</mi>
            <mtext> by maximum pod velocity </mtext>
            <msub>
              <mi>V</mi>
              <mi mathvariant="italic">max</mi>
            </msub>
            <mtext> based on the above equations</mtext>
          </mrow>
        </mtd>
      </mtr>
      <mtr>
        <mtd/>
      </mtr>
      <mtr>
        <mtd>
          <mrow>
            <mrow>
              <msub>
                <mi>R</mi>
                <mi mathvariant="italic">xy</mi>
              </msub>
              <mo stretchy="false">=</mo>
              <mfrac>
                <mrow>
                  <mrow>
                    <mrow>
                      <msub>
                        <mi>f</mi>
                        <mi mathvariant="italic">xy</mi>
                      </msub>
                      <mo stretchy="false">∗</mo>
                      <msub>
                        <mi>S</mi>
                        <mi mathvariant="italic">max</mi>
                      </msub>
                    </mrow>
                    <mo stretchy="false">∗</mo>
                    <msub>
                      <mi>V</mi>
                      <mi mathvariant="italic">max</mi>
                    </msub>
                  </mrow>
                </mrow>
                <mrow>
                  <mo stretchy="false">∥</mo>
                  <mrow>
                    <msub>
                      <mi mathvariant="italic">Ps</mi>
                      <mi mathvariant="italic">max</mi>
                    </msub>
                  </mrow>
                  <mo stretchy="false">∥</mo>
                </mrow>
              </mfrac>
            </mrow>
          </mrow>
        </mtd>
      </mtr>
      <mtr>
        <mtd/>
      </mtr>
      <mtr>
        <mtd>
          <mrow>
            <mrow>
              <msub>
                <mi>R</mi>
                <mi>z</mi>
              </msub>
              <mo stretchy="false">=</mo>
              <mfrac>
                <mrow>
                  <mrow>
                    <mrow>
                      <mrow>
                        <mn>30</mn>
                        <mo stretchy="false">∗</mo>
                        <msub>
                          <mi>f</mi>
                          <mi>z</mi>
                        </msub>
                      </mrow>
                      <mo stretchy="false">∗</mo>
                      <msub>
                        <mi>S</mi>
                        <mi mathvariant="italic">max</mi>
                      </msub>
                    </mrow>
                    <mo stretchy="false">∗</mo>
                    <msub>
                      <mi>V</mi>
                      <mi mathvariant="italic">max</mi>
                    </msub>
                  </mrow>
                </mrow>
                <mrow>
                  <mo stretchy="false">∥</mo>
                  <mrow>
                    <msub>
                      <mi mathvariant="italic">Ps</mi>
                      <mi mathvariant="italic">max</mi>
                    </msub>
                  </mrow>
                  <mo stretchy="false">∥</mo>
                </mrow>
              </mfrac>
            </mrow>
          </mrow>
        </mtd>
      </mtr>
      <mtr>
        <mtd>
          <mrow>
            <mtext>Calculation of final resultant forces acting upon robot</mtext>
          </mrow>
        </mtd>
      </mtr>
    </mtable>
    <annotation encoding="StarMath 5.0">M sub n=sqrt {x sub n^2+y sub n^2} newline
alignc "Distance of pod "n" from center of gravity"
newline newline


Zd_n=tan^-1 left(y_n over x_n right)- left(sign(f_z)*{%pi over 2} right) newline

alignc "Angle of the "Z"-axis tangent line pointing towards positive "Z
newline newline


Z_n= left({abs{f_z}*M_n}over M_max right) times left(matrix {cos(Zd_n) ## sin(Zd_n)} right) newline 

alignc "Calculation of proper "Z" vector for pod "n", independent of" f_xy 
newline newline


Ps_n=Z_n+F_xy newline

alignc "Fusion of"f_xy " and "Z_n" vectors"
newline newline

V_max={(-T+1)*(S_max-S_min)} over 2 +S_min newline
alignc "Calculate maximum wheel velocity based on constant speed limitations and the analog trigger value, "T
newline newline

P_n=Ps_n `, ~if `{ldline Ps_max rdline &lt;=V_max} newline

P_n= V_max over ldline Ps_max rdline times Ps_n  `, ~if `{ldline Ps_max rdline &gt;V_max} newline
alignc "Scaling of all "P" by maximum pod velocity "V_max" based on the above equations"
newline newline

R_xy={f_xy*S_max*V_max} over ldline Ps_max rdline 
newline newline

R_z={30*f_z*S_max*V_max} over ldline Ps_max rdline
newline

alignc "Calculation of final resultant forces acting upon robot"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Duemmer</meta:initial-creator>
    <meta:creation-date>2015-06-27T19:23:48.30</meta:creation-date>
    <meta:generator>OpenOffice/4.1.1$Win32 OpenOffice.org_project/411m6$Build-9775</meta:generator>
  </office:meta>
</office:document-meta>
</file>